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49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 style:data-style-name="N33">
      <style:table-cell-properties fo:border="0.002cm solid #000000"/>
    </style:style>
    <style:style style:name="ce13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4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5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O">
            <text:p>O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O">
            <text:p>O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O">
            <text:p>O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O">
            <text:p>O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O">
            <text:p>O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O">
            <text:p>O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O">
            <text:p>O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O">
            <text:p>O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O">
            <text:p>O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O">
            <text:p>O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 office:value-type="date" office:date-value="2007-07-21">
            <text:p>7月21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O">
            <text:p>O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table:number-columns-repeated="2" office:value-type="date" office:date-value="2007-07-18">
            <text:p>7月18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O">
            <text:p>O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office:value-type="date" office:date-value="2007-07-18">
            <text:p>7月18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O">
            <text:p>O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O">
            <text:p>O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O">
            <text:p>O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O">
            <text:p>O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O">
            <text:p>O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O">
            <text:p>O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O">
            <text:p>O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19">
            <text:p>7月19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6-01">
            <text:p>6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O">
            <text:p>O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O">
            <text:p>O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O">
            <text:p>O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O">
            <text:p>O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O">
            <text:p>O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7-21">
            <text:p>7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O">
            <text:p>O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7-26">
            <text:p>7月26日</text:p>
          </table:table-cell>
          <table:table-cell office:value-type="date" office:date-value="2007-07-22">
            <text:p>7月22日</text:p>
          </table:table-cell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O">
            <text:p>O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3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O">
            <text:p>O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O">
            <text:p>O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 office:value-type="date" office:date-value="2007-08-17">
            <text:p>8月17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O">
            <text:p>O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 office:value-type="date" office:date-value="2007-08-17">
            <text:p>8月17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O">
            <text:p>O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table:number-columns-repeated="2" office:value-type="date" office:date-value="2007-08-17">
            <text:p>8月17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O">
            <text:p>O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8-17">
            <text:p>8月17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O">
            <text:p>O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O">
            <text:p>O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O">
            <text:p>O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O">
            <text:p>O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O">
            <text:p>O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O">
            <text:p>O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 office:value-type="date" office:date-value="2007-08-01">
            <text:p>8月1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O">
            <text:p>O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O">
            <text:p>O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O">
            <text:p>O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O">
            <text:p>O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O">
            <text:p>O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 office:value-type="date" office:date-value="2007-08-07">
            <text:p>8月7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O">
            <text:p>O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7-01">
            <text:p>7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O">
            <text:p>O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O">
            <text:p>O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O">
            <text:p>O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2" office:value-type="date" office:date-value="2007-08-17">
            <text:p>8月17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O">
            <text:p>O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2" office:value-type="date" office:date-value="2007-08-18">
            <text:p>8月18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O">
            <text:p>O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2" office:value-type="date" office:date-value="2007-08-18">
            <text:p>8月18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O">
            <text:p>O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2" office:value-type="date" office:date-value="2007-08-18">
            <text:p>8月18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O">
            <text:p>O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1" office:value-type="string">
            <text:p>O</text:p>
          </table:table-cell>
          <table:table-cell table:style-name="Default" table:number-columns-repeated="3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1" office:value-type="string">
            <text:p>.</text:p>
          </table:table-cell>
          <table:table-cell table:style-name="Default" table:number-columns-repeated="65"/>
        </table:table-row>
      </table:table>
      <table:table table:name="9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5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7-22">
            <text:p>7月22日</text:p>
          </table:table-cell>
          <table:table-cell table:style-name="ce4" table:formula="oooc:=[.G1]+1" office:value-type="date" office:date-value="2007-07-23">
            <text:p>7月23日</text:p>
          </table:table-cell>
          <table:table-cell table:style-name="ce4" table:formula="oooc:=[.H1]+1" office:value-type="date" office:date-value="2007-07-24">
            <text:p>7月24日</text:p>
          </table:table-cell>
          <table:table-cell table:style-name="ce4" table:formula="oooc:=[.I1]+1" office:value-type="date" office:date-value="2007-07-25">
            <text:p>7月25日</text:p>
          </table:table-cell>
          <table:table-cell table:style-name="ce4" table:formula="oooc:=[.J1]+1" office:value-type="date" office:date-value="2007-07-26">
            <text:p>7月26日</text:p>
          </table:table-cell>
          <table:table-cell table:style-name="ce4" table:formula="oooc:=[.K1]+1" office:value-type="date" office:date-value="2007-07-27">
            <text:p>7月27日</text:p>
          </table:table-cell>
          <table:table-cell table:style-name="ce4" table:formula="oooc:=[.L1]+1" office:value-type="date" office:date-value="2007-07-28">
            <text:p>7月28日</text:p>
          </table:table-cell>
          <table:table-cell table:style-name="ce4" table:formula="oooc:=[.M1]+1" office:value-type="date" office:date-value="2007-07-29">
            <text:p>7月29日</text:p>
          </table:table-cell>
          <table:table-cell table:style-name="ce4" table:formula="oooc:=[.N1]+1" office:value-type="date" office:date-value="2007-07-30">
            <text:p>7月30日</text:p>
          </table:table-cell>
          <table:table-cell table:style-name="ce4" table:formula="oooc:=[.O1]+1" office:value-type="date" office:date-value="2007-07-31">
            <text:p>7月31日</text:p>
          </table:table-cell>
          <table:table-cell table:style-name="ce4" table:formula="oooc:=[.P1]+1" office:value-type="date" office:date-value="2007-08-01">
            <text:p>8月1日</text:p>
          </table:table-cell>
          <table:table-cell table:style-name="ce4" table:formula="oooc:=[.Q1]+1" office:value-type="date" office:date-value="2007-08-02">
            <text:p>8月2日</text:p>
          </table:table-cell>
          <table:table-cell table:style-name="ce4" table:formula="oooc:=[.R1]+1" office:value-type="date" office:date-value="2007-08-03">
            <text:p>8月3日</text:p>
          </table:table-cell>
          <table:table-cell table:style-name="ce4" table:formula="oooc:=[.S1]+1" office:value-type="date" office:date-value="2007-08-04">
            <text:p>8月4日</text:p>
          </table:table-cell>
          <table:table-cell table:style-name="ce4" table:formula="oooc:=[.T1]+1" office:value-type="date" office:date-value="2007-08-05">
            <text:p>8月5日</text:p>
          </table:table-cell>
          <table:table-cell table:style-name="ce4" table:formula="oooc:=[.U1]+1" office:value-type="date" office:date-value="2007-08-06">
            <text:p>8月6日</text:p>
          </table:table-cell>
          <table:table-cell table:style-name="ce4" table:formula="oooc:=[.V1]+1" office:value-type="date" office:date-value="2007-08-07">
            <text:p>8月7日</text:p>
          </table:table-cell>
          <table:table-cell table:style-name="ce4" table:formula="oooc:=[.W1]+1" office:value-type="date" office:date-value="2007-08-08">
            <text:p>8月8日</text:p>
          </table:table-cell>
          <table:table-cell table:style-name="ce4" table:formula="oooc:=[.X1]+1" office:value-type="date" office:date-value="2007-08-09">
            <text:p>8月9日</text:p>
          </table:table-cell>
          <table:table-cell table:style-name="ce4" table:formula="oooc:=[.Y1]+1" office:value-type="date" office:date-value="2007-08-10">
            <text:p>8月10日</text:p>
          </table:table-cell>
          <table:table-cell table:style-name="ce4" table:formula="oooc:=[.Z1]+1" office:value-type="date" office:date-value="2007-08-11">
            <text:p>8月11日</text:p>
          </table:table-cell>
          <table:table-cell table:style-name="ce4" table:formula="oooc:=[.AA1]+1" office:value-type="date" office:date-value="2007-08-12">
            <text:p>8月12日</text:p>
          </table:table-cell>
          <table:table-cell table:style-name="ce4" table:formula="oooc:=[.AB1]+1" office:value-type="date" office:date-value="2007-08-13">
            <text:p>8月13日</text:p>
          </table:table-cell>
          <table:table-cell table:style-name="ce4" table:formula="oooc:=[.AC1]+1" office:value-type="date" office:date-value="2007-08-14">
            <text:p>8月14日</text:p>
          </table:table-cell>
          <table:table-cell table:style-name="ce4" table:formula="oooc:=[.AD1]+1" office:value-type="date" office:date-value="2007-08-15">
            <text:p>8月15日</text:p>
          </table:table-cell>
          <table:table-cell table:style-name="ce4" table:formula="oooc:=[.AE1]+1" office:value-type="date" office:date-value="2007-08-16">
            <text:p>8月16日</text:p>
          </table:table-cell>
          <table:table-cell table:style-name="ce4" table:formula="oooc:=[.AF1]+1" office:value-type="date" office:date-value="2007-08-17">
            <text:p>8月17日</text:p>
          </table:table-cell>
          <table:table-cell table:style-name="ce4" table:formula="oooc:=[.AG1]+1" office:value-type="date" office:date-value="2007-08-18">
            <text:p>8月18日</text:p>
          </table:table-cell>
          <table:table-cell table:style-name="ce4" table:formula="oooc:=[.AH1]+1" office:value-type="date" office:date-value="2007-08-19">
            <text:p>8月19日</text:p>
          </table:table-cell>
          <table:table-cell table:style-name="ce4" table:formula="oooc:=[.AI1]+1" office:value-type="date" office:date-value="2007-08-20">
            <text:p>8月20日</text:p>
          </table:table-cell>
          <table:table-cell table:style-name="ce4" table:formula="oooc:=[.AJ1]+1" office:value-type="date" office:date-value="2007-08-21">
            <text:p>8月21日</text:p>
          </table:table-cell>
          <table:table-cell table:style-name="ce4" table:formula="oooc:=[.AK1]+1" office:value-type="date" office:date-value="2007-08-22">
            <text:p>8月22日</text:p>
          </table:table-cell>
          <table:table-cell table:style-name="ce4" table:formula="oooc:=[.AL1]+1" office:value-type="date" office:date-value="2007-08-23">
            <text:p>8月23日</text:p>
          </table:table-cell>
          <table:table-cell table:style-name="ce4" table:formula="oooc:=[.AM1]+1" office:value-type="date" office:date-value="2007-08-24">
            <text:p>8月24日</text:p>
          </table:table-cell>
          <table:table-cell table:style-name="ce4" table:formula="oooc:=[.AN1]+1" office:value-type="date" office:date-value="2007-08-25">
            <text:p>8月25日</text:p>
          </table:table-cell>
          <table:table-cell table:style-name="ce4" table:formula="oooc:=[.AO1]+1" office:value-type="date" office:date-value="2007-08-26">
            <text:p>8月26日</text:p>
          </table:table-cell>
          <table:table-cell table:style-name="ce4" table:formula="oooc:=[.AP1]+1" office:value-type="date" office:date-value="2007-08-27">
            <text:p>8月27日</text:p>
          </table:table-cell>
          <table:table-cell table:style-name="ce4" table:formula="oooc:=[.AQ1]+1" office:value-type="date" office:date-value="2007-08-28">
            <text:p>8月28日</text:p>
          </table:table-cell>
          <table:table-cell table:style-name="ce4" table:formula="oooc:=[.AR1]+1" office:value-type="date" office:date-value="2007-08-29">
            <text:p>8月29日</text:p>
          </table:table-cell>
          <table:table-cell table:style-name="ce4" table:formula="oooc:=[.AS1]+1" office:value-type="date" office:date-value="2007-08-30">
            <text:p>8月30日</text:p>
          </table:table-cell>
          <table:table-cell table:style-name="ce4" table:formula="oooc:=[.AT1]+1" office:value-type="date" office:date-value="2007-08-31">
            <text:p>8月31日</text:p>
          </table:table-cell>
          <table:table-cell table:style-name="ce4" table:formula="oooc:=[.AU1]+1" office:value-type="date" office:date-value="2007-09-01">
            <text:p>9月1日</text:p>
          </table:table-cell>
          <table:table-cell table:style-name="ce4" table:formula="oooc:=[.AV1]+1" office:value-type="date" office:date-value="2007-09-02">
            <text:p>9月2日</text:p>
          </table:table-cell>
          <table:table-cell table:style-name="ce4" table:formula="oooc:=[.AW1]+1" office:value-type="date" office:date-value="2007-09-03">
            <text:p>9月3日</text:p>
          </table:table-cell>
          <table:table-cell table:style-name="ce4" table:formula="oooc:=[.AX1]+1" office:value-type="date" office:date-value="2007-09-04">
            <text:p>9月4日</text:p>
          </table:table-cell>
          <table:table-cell table:style-name="ce4" table:formula="oooc:=[.AY1]+1" office:value-type="date" office:date-value="2007-09-05">
            <text:p>9月5日</text:p>
          </table:table-cell>
          <table:table-cell table:style-name="ce4" table:formula="oooc:=[.AZ1]+1" office:value-type="date" office:date-value="2007-09-06">
            <text:p>9月6日</text:p>
          </table:table-cell>
          <table:table-cell table:style-name="ce4" table:formula="oooc:=[.BA1]+1" office:value-type="date" office:date-value="2007-09-07">
            <text:p>9月7日</text:p>
          </table:table-cell>
          <table:table-cell table:style-name="ce4" table:formula="oooc:=[.BB1]+1" office:value-type="date" office:date-value="2007-09-08">
            <text:p>9月8日</text:p>
          </table:table-cell>
          <table:table-cell table:style-name="ce4" table:formula="oooc:=[.BC1]+1" office:value-type="date" office:date-value="2007-09-09">
            <text:p>9月9日</text:p>
          </table:table-cell>
          <table:table-cell table:style-name="ce4" table:formula="oooc:=[.BD1]+1" office:value-type="date" office:date-value="2007-09-10">
            <text:p>9月10日</text:p>
          </table:table-cell>
          <table:table-cell table:style-name="ce4" table:formula="oooc:=[.BE1]+1" office:value-type="date" office:date-value="2007-09-11">
            <text:p>9月11日</text:p>
          </table:table-cell>
          <table:table-cell table:style-name="ce4" table:formula="oooc:=[.BF1]+1" office:value-type="date" office:date-value="2007-09-12">
            <text:p>9月12日</text:p>
          </table:table-cell>
          <table:table-cell table:style-name="ce4" table:formula="oooc:=[.BG1]+1" office:value-type="date" office:date-value="2007-09-13">
            <text:p>9月13日</text:p>
          </table:table-cell>
          <table:table-cell table:style-name="ce4" table:formula="oooc:=[.BH1]+1" office:value-type="date" office:date-value="2007-09-14">
            <text:p>9月14日</text:p>
          </table:table-cell>
          <table:table-cell table:style-name="ce4" table:formula="oooc:=[.BI1]+1" office:value-type="date" office:date-value="2007-09-15">
            <text:p>9月15日</text:p>
          </table:table-cell>
          <table:table-cell table:style-name="ce4" table:formula="oooc:=[.BJ1]+1" office:value-type="date" office:date-value="2007-09-16">
            <text:p>9月16日</text:p>
          </table:table-cell>
          <table:table-cell table:style-name="ce4" table:formula="oooc:=[.BK1]+1" office:value-type="date" office:date-value="2007-09-17">
            <text:p>9月17日</text:p>
          </table:table-cell>
          <table:table-cell table:style-name="ce4" table:formula="oooc:=[.BL1]+1" office:value-type="date" office:date-value="2007-09-18">
            <text:p>9月18日</text:p>
          </table:table-cell>
          <table:table-cell table:style-name="ce4" table:formula="oooc:=[.BM1]+1" office:value-type="date" office:date-value="2007-09-19">
            <text:p>9月19日</text:p>
          </table:table-cell>
          <table:table-cell table:style-name="ce4" table:formula="oooc:=[.BN1]+1" office:value-type="date" office:date-value="2007-09-20">
            <text:p>9月20日</text:p>
          </table:table-cell>
          <table:table-cell table:style-name="ce4" table:formula="oooc:=[.BO1]+1" office:value-type="date" office:date-value="2007-09-21">
            <text:p>9月21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7-27">
            <text:p>7月27日</text:p>
          </table:table-cell>
          <table:table-cell office:value-type="date" office:date-value="2007-07-22">
            <text:p>7月22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.">
            <text:p>.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8-21">
            <text:p>8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.">
            <text:p>.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table:formula="oooc:=[.D3]+1" office:value-type="date" office:date-value="2007-08-22">
            <text:p>8月22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.">
            <text:p>.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table:formula="oooc:=[.D4]+1" office:value-type="date" office:date-value="2007-08-23">
            <text:p>8月23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.">
            <text:p>.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formula="oooc:=[.D5]+10" office:value-type="date" office:date-value="2007-09-02">
            <text:p>9月2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.">
            <text:p>.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.">
            <text:p>.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.">
            <text:p>.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.">
            <text:p>.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.">
            <text:p>.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.">
            <text:p>.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.">
            <text:p>.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8-27">
            <text:p>8月27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.">
            <text:p>.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.">
            <text:p>.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.">
            <text:p>.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.">
            <text:p>.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.">
            <text:p>.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.">
            <text:p>.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9-10">
            <text:p>9月10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.">
            <text:p>.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9-17">
            <text:p>9月17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.">
            <text:p>.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4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4" office:value-type="string">
            <text:p>O</text:p>
          </table:table-cell>
          <table:table-cell table:style-name="Default" table:number-columns-repeated="3"/>
          <table:table-cell table:style-name="ce14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4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2007/08/21</text:date>, <text:time>08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4-20T08:34:22</meta:creation-date>
    <dc:date>2007-08-21T08:12:17</dc:date>
    <dc:language>en-US</dc:language>
    <meta:editing-cycles>34</meta:editing-cycles>
    <meta:user-defined meta:name="Info 1"/>
    <meta:user-defined meta:name="Info 2"/>
    <meta:user-defined meta:name="Info 3"/>
    <meta:user-defined meta:name="Info 4"/>
    <meta:document-statistic meta:table-count="5" meta:cell-count="9544"/>
  </office:meta>
</office:document-meta>
</file>